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Трудность духовного развития.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Духовное начало управляет существованием.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Важно реализовать духовное начало.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Духовная мощь.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О постижении Божественного внутри себя. 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Духовная сила превосходит все по своей мощи.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Энергия и/или энтузиазм — это Бог, который внутри нас.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Дух Вселенной.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Созерцать небо, в то время как живешь на земле.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следующее: «Зачем думать о том, что так далеко, когда так много всего в этой жизни, чего я еще не знаю?»</text:span></text:p>
      <text:p text:style-name="P154"/>
      <text:p text:style-name="P155">Четыре вопроса о существовании Бога:</text:p>
      <text:list xml:id="list764093362770303222" text:style-name="L18">
        <text:list-item>
          <text:p text:style-name="P156"><text:soft-page-break/>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О вере в Бога.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О религии. 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О разногласиях между разными религиями. 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Проблема религии. Источник бед любой религии — это связывать причину с догмами, правилами и предубеждениями.</text:p>
      <text:p text:style-name="P160"/>
      <text:p text:style-name="P161">Между небом и землей.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Стадание закаляет дух. Счасть благотворно воздействует на тело, а страдание делает сильнее дух.</text:p>
      <text:p text:style-name="P161"/>
      <text:p text:style-name="P162">Характер — это форма души.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Духовный рост происходит через привычные явления в жизни.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Дайте выход духовному началу.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text:soft-page-break/></text:p>
      <text:p text:style-name="P164">Духовное начало управляет телесным началом. Бездеятельное контролирует активное начало. Активное начало — это форма и материя, а бездеятельное начало — это дух или душа.</text:p>
      <text:p text:style-name="P164"/>
      <text:p text:style-name="P164">Внутри себя надо все сводить до минимума. <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Дух не имеет формы выражения.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Конец духовной тренировки.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2:11:23.919600104</dc:date>
    <meta:editing-duration>PT6H32M22S</meta:editing-duration>
    <meta:editing-cycles>125</meta:editing-cycles>
    <meta:generator>LibreOffice/5.1.6.2$Linux_X86_64 LibreOffice_project/10m0$Build-2</meta:generator>
    <meta:document-statistic meta:table-count="0" meta:image-count="0" meta:object-count="0" meta:page-count="57" meta:paragraph-count="525" meta:word-count="11824" meta:character-count="82716" meta:non-whitespace-character-count="70938"/>
  </office:meta>
</office:document-meta>
</file>